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.015cm" svg:height="9.429cm" svg:x="0cm" svg:y="3.161cm">
            <draw:object draw:notify-on-update-of-ranges="Sheet1.A3:Sheet1.A7 Sheet1.B2:Sheet1.B2 Sheet1.B3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007cm" svg:height="9.407cm" svg:x="20.32cm" svg:y="3.188cm">
            <draw:object draw:notify-on-update-of-ranges="Sheet1.J3:Sheet1.J7 Sheet1.K2:Sheet1.K2 Sheet1.K3:Sheet1.K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0cm" svg:y="17.646cm">
            <draw:object draw:notify-on-update-of-ranges="Sheet1.C35:Sheet1.C38 Sheet1.D34:Sheet1.D34 Sheet1.D35:Sheet1.D3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8cm" svg:height="8.988cm" svg:x="20.387cm" svg:y="17.696cm">
            <draw:object draw:notify-on-update-of-ranges="Sheet1.L35:Sheet1.L38 Sheet1.M34:Sheet1.M34 Sheet1.M35:Sheet1.M3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6cm" svg:height="8.988cm" svg:x="0.064cm" svg:y="32.124cm">
            <draw:object draw:notify-on-update-of-ranges="Sheet1.A67:Sheet1.A70 Sheet1.B67:Sheet1.B7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6cm" svg:height="8.988cm" svg:x="20.384cm" svg:y="33.5cm">
            <draw:object draw:notify-on-update-of-ranges="Sheet1.J66:Sheet1.J66 Sheet1.J67:Sheet1.J72 Sheet1.K66:Sheet1.K66 Sheet1.K67:Sheet1.K7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column table:style-name="co1" table:default-cell-style-name="ce1"/>
        <table:table-row table:style-name="ro1">
          <table:table-cell office:value-type="string" calcext:value-type="string" table:number-columns-spanned="2" table:number-rows-spanned="1">
            <text:p>Ex 1 best case</text:p>
          </table:table-cell>
          <table:covered-table-cell/>
          <table:table-cell table:number-columns-repeated="7"/>
          <table:table-cell office:value-type="string" calcext:value-type="string" table:number-columns-spanned="2" table:number-rows-spanned="1">
            <text:p>Ex 1 worst cas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n*(n-1)/2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n*(n-1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 table:number-rows-repeated="26">
          <table:table-cell table:number-columns-repeated="14"/>
        </table:table-row>
        <table:table-row table:style-name="ro1">
          <table:table-cell office:value-type="string" calcext:value-type="string" table:number-columns-spanned="4" table:number-rows-spanned="1">
            <text:p>Ex 2 best case</text:p>
          </table:table-cell>
          <table:covered-table-cell table:number-columns-repeated="3"/>
          <table:table-cell table:number-columns-repeated="5"/>
          <table:table-cell office:value-type="string" calcext:value-type="string" table:number-columns-spanned="4" table:number-rows-spanned="1">
            <text:p>Ex 2 worst case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+m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m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+m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(n-m+1)*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SUM([.A35:.B35])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SUM([.J35:.K35]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SUM([.A36:.B36])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SUM([.J36:.K36])"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SUM([.A37:.B37])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SUM([.J37:.K37])" office:value-type="float" office:value="45" calcext:value-type="float">
            <text:p>45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SUM([.A38:.B38])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SUM([.J38:.K38])" office:value-type="float" office:value="60" calcext:value-type="float">
            <text:p>60</text:p>
          </table:table-cell>
          <table:table-cell office:value-type="float" office:value="420" calcext:value-type="float">
            <text:p>420</text:p>
          </table:table-cell>
          <table:table-cell/>
        </table:table-row>
        <table:table-row table:style-name="ro1" table:number-rows-repeated="26">
          <table:table-cell table:number-columns-repeated="14"/>
        </table:table-row>
        <table:table-row table:style-name="ro1">
          <table:table-cell office:value-type="string" calcext:value-type="string" table:number-columns-spanned="2" table:number-rows-spanned="1">
            <text:p>Ex 3 best case</text:p>
          </table:table-cell>
          <table:covered-table-cell/>
          <table:table-cell table:number-columns-repeated="7"/>
          <table:table-cell office:value-type="string" calcext:value-type="string" table:number-columns-spanned="2" table:number-rows-spanned="1">
            <text:p>Ex 3 worst cas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6n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string" calcext:value-type="string">
            <text:p>op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152" calcext:value-type="float">
            <text:p>115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2688" calcext:value-type="float">
            <text:p>268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6144" calcext:value-type="float">
            <text:p>614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13824" calcext:value-type="float">
            <text:p>1382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30720" calcext:value-type="float">
            <text:p>30720</text:p>
          </table:table-cell>
          <table:table-cell table:number-columns-repeated="3"/>
        </table:table-row>
        <table:table-row table:style-name="ro1" table:number-rows-repeated="104850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/00/0000</text:date>, <text:time style:data-style-name="N2" text:time-value="17:15:51.41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0T09:52:27.404344649</meta:creation-date>
    <meta:generator>LibreOffice/24.8.4.2$Windows_X86_64 LibreOffice_project/bb3cfa12c7b1bf994ecc5649a80400d06cd71002</meta:generator>
    <dc:date>2025-01-26T17:42:25.653000000</dc:date>
    <meta:editing-duration>PT2H14M32S</meta:editing-duration>
    <meta:editing-cycles>54</meta:editing-cycles>
    <meta:document-statistic meta:table-count="1" meta:cell-count="95" meta:object-count="6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8.016cm" svg:height="9.43cm" xlink:href=".." xlink:type="simple" chart:class="chart:scatter" chart:style-name="ch1">
        <chart:plot-area chart:style-name="ch2" table:cell-range-address="Sheet1.A3:Sheet1.B7 Sheet1.B2:Sheet1.B2" chart:data-source-has-labels="row" svg:x="1.721cm" svg:y="0.188cm" svg:width="15.935cm" svg:height="8.083cm">
          <chart:coordinate-region svg:x="2.572cm" svg:y="0.39cm" svg:width="14.882cm" svg:height="7.228cm"/>
          <chart:axis chart:dimension="x" chart:name="primary-x" chart:style-name="ch3">
            <chart:title svg:x="8.792cm" svg:y="8.459cm" chart:style-name="ch4">
              <text:p><text:span text:style-name="T1">array length</text:span></text:p>
            </chart:title>
          </chart:axis>
          <chart:axis chart:dimension="y" chart:name="primary-y" chart:style-name="ch3">
            <chart:title svg:x="0.451cm" svg:y="5.028cm" chart:style-name="ch5">
              <text:p><text:span text:style-name="T1">operations
</text:span></text:p>
            </chart:title>
            <chart:grid chart:style-name="ch6" chart:class="major"/>
          </chart:axis>
          <chart:series chart:style-name="ch7" chart:values-cell-range-address="Sheet1.B3:Sheet1.B7" chart:label-cell-address="Sheet1.B2:Sheet1.B2" chart:class="chart:scatter">
            <chart:domain table:cell-range-address="Sheet1.A3:Sheet1.A7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3:Sheet1.A7</svg:desc>
                </draw:g>
              </table:table-cell>
              <table:table-cell office:value-type="float" office:value="10">
                <text:p>10</text:p>
                <draw:g>
                  <svg:desc>Sheet1.B3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8.008cm" svg:height="9.408cm" xlink:href=".." xlink:type="simple" chart:class="chart:scatter" chart:style-name="ch1">
        <chart:plot-area chart:style-name="ch2" table:cell-range-address="Sheet1.J3:Sheet1.K7 Sheet1.K2:Sheet1.K2" chart:data-source-has-labels="row" svg:x="1.361cm" svg:y="0.188cm" svg:width="16.287cm" svg:height="8.061cm">
          <chart:coordinate-region svg:x="2.212cm" svg:y="0.39cm" svg:width="15.234cm" svg:height="7.206cm"/>
          <chart:axis chart:dimension="x" chart:name="primary-x" chart:style-name="ch3">
            <chart:title svg:x="8.608cm" svg:y="8.437cm" chart:style-name="ch4">
              <text:p><text:span text:style-name="T1">array length</text:span></text:p>
            </chart:title>
          </chart:axis>
          <chart:axis chart:dimension="y" chart:name="primary-y" chart:style-name="ch5">
            <chart:title svg:x="0.451cm" svg:y="5.017cm" chart:style-name="ch6">
              <text:p><text:span text:style-name="T1">operations</text:span></text:p>
            </chart:title>
            <chart:grid chart:style-name="ch7" chart:class="major"/>
          </chart:axis>
          <chart:series chart:style-name="ch8" chart:values-cell-range-address="Sheet1.K3:Sheet1.K7" chart:label-cell-address="Sheet1.K2:Sheet1.K2" chart:class="chart:scatter">
            <chart:domain table:cell-range-address="Sheet1.J3:Sheet1.J7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op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J3:Sheet1.J7</svg:desc>
                </draw:g>
              </table:table-cell>
              <table:table-cell office:value-type="float" office:value="20">
                <text:p>20</text:p>
                <draw:g>
                  <svg:desc>Sheet1.K3:Sheet1.K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C35:Sheet1.D38 Sheet1.D34:Sheet1.D34" chart:data-source-has-labels="row" svg:x="1.681cm" svg:y="0.18cm" svg:width="13.999cm" svg:height="7.669cm">
          <chart:coordinate-region svg:x="2.332cm" svg:y="0.382cm" svg:width="13.146cm" svg:height="6.814cm"/>
          <chart:axis chart:dimension="x" chart:name="primary-x" chart:style-name="ch3">
            <chart:title svg:x="8.221cm" svg:y="8.029cm" chart:style-name="ch4">
              <text:p><text:span text:style-name="T1">n + m</text:span></text:p>
            </chart:title>
          </chart:axis>
          <chart:axis chart:dimension="y" chart:name="primary-y" chart:style-name="ch5">
            <chart:title svg:x="0.451cm" svg:y="4.813cm" chart:style-name="ch6">
              <text:p><text:span text:style-name="T2">operations
</text:span></text:p>
            </chart:title>
            <chart:grid chart:style-name="ch7" chart:class="major"/>
          </chart:axis>
          <chart:series chart:style-name="ch8" chart:values-cell-range-address="Sheet1.D35:Sheet1.D38" chart:label-cell-address="Sheet1.D34:Sheet1.D34" chart:class="chart:scatter">
            <chart:domain table:cell-range-address="Sheet1.C35:Sheet1.C3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p</text:p>
                <draw:g>
                  <svg:desc>Sheet1.D34:Sheet1.D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1.C35:Sheet1.C38</svg:desc>
                </draw:g>
              </table:table-cell>
              <table:table-cell office:value-type="float" office:value="5">
                <text:p>5</text:p>
                <draw:g>
                  <svg:desc>Sheet1.D35:Sheet1.D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9cm" svg:height="8.989cm" xlink:href=".." xlink:type="simple" chart:class="chart:scatter" chart:style-name="ch1">
        <chart:plot-area chart:style-name="ch2" table:cell-range-address="Sheet1.L35:Sheet1.M38 Sheet1.M34:Sheet1.M34" chart:data-source-has-labels="row" svg:x="1.32cm" svg:y="0.179cm" svg:width="14.36cm" svg:height="7.66cm">
          <chart:coordinate-region svg:x="2.171cm" svg:y="0.381cm" svg:width="13.308cm" svg:height="6.805cm"/>
          <chart:axis chart:dimension="x" chart:name="primary-x" chart:style-name="ch3">
            <chart:title svg:x="8.041cm" svg:y="8.018cm" chart:style-name="ch4">
              <text:p><text:span text:style-name="T1">n + m</text:span></text:p>
            </chart:title>
          </chart:axis>
          <chart:axis chart:dimension="y" chart:name="primary-y" chart:style-name="ch5">
            <chart:title svg:x="0.451cm" svg:y="4.808cm" chart:style-name="ch6">
              <text:p><text:span text:style-name="T1">operations</text:span></text:p>
            </chart:title>
            <chart:grid chart:style-name="ch7" chart:class="major"/>
          </chart:axis>
          <chart:series chart:style-name="ch8" chart:values-cell-range-address="Sheet1.M35:Sheet1.M38" chart:label-cell-address="Sheet1.M34:Sheet1.M34" chart:class="chart:scatter">
            <chart:domain table:cell-range-address="Sheet1.L35:Sheet1.L3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op</text:p>
                <draw:g>
                  <svg:desc>Sheet1.M34:Sheet1.M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1.L35:Sheet1.L38</svg:desc>
                </draw:g>
              </table:table-cell>
              <table:table-cell office:value-type="float" office:value="30">
                <text:p>30</text:p>
                <draw:g>
                  <svg:desc>Sheet1.M35:Sheet1.M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420">
                <text:p>4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7cm" svg:height="8.989cm" xlink:href=".." xlink:type="simple" chart:class="chart:scatter" chart:style-name="ch1">
        <chart:plot-area chart:style-name="ch2" table:cell-range-address="Sheet1.A67:Sheet1.B70" svg:x="1.32cm" svg:y="0.179cm" svg:width="14.358cm" svg:height="7.66cm">
          <chart:coordinate-region svg:x="2.171cm" svg:y="0.381cm" svg:width="13.305cm" svg:height="6.805cm"/>
          <chart:axis chart:dimension="x" chart:name="primary-x" chart:style-name="ch3">
            <chart:title svg:x="7.727cm" svg:y="8.018cm" chart:style-name="ch4">
              <text:p><text:span text:style-name="T1">size of set</text:span></text:p>
            </chart:title>
          </chart:axis>
          <chart:axis chart:dimension="y" chart:name="primary-y" chart:style-name="ch5">
            <chart:title svg:x="0.451cm" svg:y="4.808cm" chart:style-name="ch6">
              <text:p><text:span text:style-name="T1">operations</text:span></text:p>
            </chart:title>
            <chart:grid chart:style-name="ch7" chart:class="major"/>
          </chart:axis>
          <chart:series chart:style-name="ch8" chart:values-cell-range-address="Sheet1.B67:Sheet1.B70" chart:class="chart:scatter">
            <chart:domain table:cell-range-address="Sheet1.A67:Sheet1.A70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67:Sheet1.A70</svg:desc>
                </draw:g>
              </table:table-cell>
              <table:table-cell office:value-type="float" office:value="30">
                <text:p>30</text:p>
                <draw:g>
                  <svg:desc>Sheet1.B67:Sheet1.B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7cm" svg:height="8.989cm" xlink:href=".." xlink:type="simple" chart:class="chart:scatter" chart:style-name="ch1">
        <chart:plot-area chart:style-name="ch2" table:cell-range-address="Sheet1.J66:Sheet1.K72" chart:data-source-has-labels="row" svg:x="1.32cm" svg:y="0.179cm" svg:width="14.358cm" svg:height="7.66cm">
          <chart:coordinate-region svg:x="2.572cm" svg:y="0.381cm" svg:width="12.904cm" svg:height="6.805cm"/>
          <chart:axis chart:dimension="x" chart:name="primary-x" chart:style-name="ch3">
            <chart:title svg:x="7.727cm" svg:y="8.018cm" chart:style-name="ch4">
              <text:p><text:span text:style-name="T1">size of set</text:span></text:p>
            </chart:title>
          </chart:axis>
          <chart:axis chart:dimension="y" chart:name="primary-y" chart:style-name="ch5">
            <chart:title svg:x="0.451cm" svg:y="4.808cm" chart:style-name="ch6">
              <text:p><text:span text:style-name="T1">operations</text:span></text:p>
            </chart:title>
            <chart:grid chart:style-name="ch7" chart:class="major"/>
          </chart:axis>
          <chart:series chart:style-name="ch8" chart:values-cell-range-address="Sheet1.K67:Sheet1.K72" chart:label-cell-address="Sheet1.K66:Sheet1.K66" chart:class="chart:scatter">
            <chart:domain table:cell-range-address="Sheet1.J67:Sheet1.J72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op</text:p>
                <draw:g>
                  <svg:desc>Sheet1.K66:Sheet1.K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J67:Sheet1.J72</svg:desc>
                </draw:g>
              </table:table-cell>
              <table:table-cell office:value-type="float" office:value="480">
                <text:p>480</text:p>
                <draw:g>
                  <svg:desc>Sheet1.K67:Sheet1.K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688">
                <text:p>26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3824">
                <text:p>138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0720">
                <text:p>3072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